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 MainActivity.java (Login Page)</text:p>
      <text:p text:style-name="Standard">public class MainActivity extends AppCompatActivity {</text:p>
      <text:p text:style-name="Standard"><text:s text:c="4"/>EditText email, password;</text:p>
      <text:p text:style-name="Standard"><text:s text:c="4"/>Button loginBtn, registerBtn;</text:p>
      <text:p text:style-name="Standard"><text:s text:c="4"/>SharedPreferences prefs;</text:p>
      <text:p text:style-name="Standard"/>
      <text:p text:style-name="Standard"><text:s text:c="4"/>@Override</text:p>
      <text:p text:style-name="Standard"><text:s text:c="4"/>protected void onCreate(Bundle savedInstanceState) {</text:p>
      <text:p text:style-name="Standard"><text:s text:c="8"/>super.onCreate(savedInstanceState);</text:p>
      <text:p text:style-name="Standard"><text:s text:c="8"/>setContentView(R.layout.activity_main);</text:p>
      <text:p text:style-name="Standard"/>
      <text:p text:style-name="Standard"><text:s text:c="8"/>email = findViewById(R.id.email);</text:p>
      <text:p text:style-name="Standard"><text:s text:c="8"/>password = findViewById(R.id.password);</text:p>
      <text:p text:style-name="Standard"><text:s text:c="8"/>loginBtn = findViewById(R.id.loginBtn);</text:p>
      <text:p text:style-name="Standard"><text:s text:c="8"/>registerBtn = findViewById(R.id.registerBtn);</text:p>
      <text:p text:style-name="Standard"><text:s text:c="8"/>prefs = getSharedPreferences("UserPrefs", MODE_PRIVATE);</text:p>
      <text:p text:style-name="Standard"/>
      <text:p text:style-name="Standard"><text:s text:c="8"/>loginBtn.setOnClickListener(v -&gt; {</text:p>
      <text:p text:style-name="Standard"><text:s text:c="12"/>String savedEmail = prefs.getString("email", "");</text:p>
      <text:p text:style-name="Standard"><text:s text:c="12"/>String savedPass = prefs.getString("password", "");</text:p>
      <text:p text:style-name="Standard"><text:s text:c="12"/>if(email.getText().toString().equals(savedEmail) &amp;&amp; password.getText().toString().equals(savedPass)) {</text:p>
      <text:p text:style-name="Standard"><text:s text:c="16"/>startActivity(new Intent(MainActivity.this, DashboardActivity.class));</text:p>
      <text:p text:style-name="Standard"><text:s text:c="12"/>} else {</text:p>
      <text:p text:style-name="Standard"><text:s text:c="16"/>Toast.makeText(this, "Invalid credentials", Toast.LENGTH_SHORT).show();</text:p>
      <text:p text:style-name="Standard"><text:s text:c="12"/>}</text:p>
      <text:p text:style-name="Standard"><text:s text:c="8"/>});</text:p>
      <text:p text:style-name="Standard"/>
      <text:p text:style-name="Standard"><text:s text:c="8"/>registerBtn.setOnClickListener(v -&gt; {</text:p>
      <text:p text:style-name="Standard"><text:s text:c="12"/>startActivity(new Intent(MainActivity.this, RegisterActivity.class));</text:p>
      <text:p text:style-name="Standard"><text:s text:c="8"/>});</text:p>
      <text:p text:style-name="Standard"><text:s text:c="4"/>}</text:p>
      <text:p text:style-name="Standard">}</text:p>
      <text:p text:style-name="Standard"/>
      <text:p text:style-name="Standard">// activity_main.xml</text:p>
      <text:p text:style-name="Standard">&lt;?xml version="1.0" encoding="utf-8"?&gt;</text:p>
      <text:p text:style-name="Standard">&lt;LinearLayout xmlns:android="http://schemas.android.com/apk/res/android"</text:p>
      <text:p text:style-name="Standard"><text:s text:c="4"/>android:layout_width="match_parent"</text:p>
      <text:p text:style-name="Standard"><text:s text:c="4"/>android:layout_height="match_parent"</text:p>
      <text:p text:style-name="Standard"><text:s text:c="4"/>android:orientation="vertical"</text:p>
      <text:p text:style-name="Standard"><text:s text:c="4"/>android:padding="20dp"&gt;</text:p>
      <text:p text:style-name="Standard"/>
      <text:p text:style-name="Standard"><text:s text:c="4"/>&lt;EditText</text:p>
      <text:p text:style-name="Standard"><text:s text:c="8"/>android:id="@+id/email"</text:p>
      <text:p text:style-name="Standard"><text:s text:c="8"/>android:layout_width="match_parent"</text:p>
      <text:p text:style-name="Standard"><text:s text:c="8"/>android:layout_height="wrap_content"</text:p>
      <text:p text:style-name="Standard"><text:s text:c="8"/>android:hint="Email" /&gt;</text:p>
      <text:p text:style-name="Standard"/>
      <text:p text:style-name="Standard"><text:s text:c="4"/>&lt;EditText</text:p>
      <text:p text:style-name="Standard"><text:soft-page-break/><text:s text:c="8"/>android:id="@+id/password"</text:p>
      <text:p text:style-name="Standard"><text:s text:c="8"/>android:layout_width="match_parent"</text:p>
      <text:p text:style-name="Standard"><text:s text:c="8"/>android:layout_height="wrap_content"</text:p>
      <text:p text:style-name="Standard"><text:s text:c="8"/>android:hint="Password"</text:p>
      <text:p text:style-name="Standard"><text:s text:c="8"/>android:inputType="textPassword" /&gt;</text:p>
      <text:p text:style-name="Standard"/>
      <text:p text:style-name="Standard"><text:s text:c="4"/>&lt;Button</text:p>
      <text:p text:style-name="Standard"><text:s text:c="8"/>android:id="@+id/loginBtn"</text:p>
      <text:p text:style-name="Standard"><text:s text:c="8"/>android:layout_width="match_parent"</text:p>
      <text:p text:style-name="Standard"><text:s text:c="8"/>android:layout_height="wrap_content"</text:p>
      <text:p text:style-name="Standard"><text:s text:c="8"/>android:text="Login" /&gt;</text:p>
      <text:p text:style-name="Standard"/>
      <text:p text:style-name="Standard"><text:s text:c="4"/>&lt;Button</text:p>
      <text:p text:style-name="Standard"><text:s text:c="8"/>android:id="@+id/registerBtn"</text:p>
      <text:p text:style-name="Standard"><text:s text:c="8"/>android:layout_width="match_parent"</text:p>
      <text:p text:style-name="Standard"><text:s text:c="8"/>android:layout_height="wrap_content"</text:p>
      <text:p text:style-name="Standard"><text:s text:c="8"/>android:text="Register" /&gt;</text:p>
      <text:p text:style-name="Standard">&lt;/LinearLayout&gt;</text:p>
      <text:p text:style-name="Standard"/>
      <text:p text:style-name="Standard">// RegisterActivity.java</text:p>
      <text:p text:style-name="Standard">public class RegisterActivity extends AppCompatActivity {</text:p>
      <text:p text:style-name="Standard"><text:s text:c="4"/>EditText name, email, password;</text:p>
      <text:p text:style-name="Standard"><text:s text:c="4"/>Button registerBtn;</text:p>
      <text:p text:style-name="Standard"><text:s text:c="4"/>SharedPreferences prefs;</text:p>
      <text:p text:style-name="Standard"/>
      <text:p text:style-name="Standard"><text:s text:c="4"/>@Override</text:p>
      <text:p text:style-name="Standard"><text:s text:c="4"/>protected void onCreate(Bundle savedInstanceState) {</text:p>
      <text:p text:style-name="Standard"><text:s text:c="8"/>super.onCreate(savedInstanceState);</text:p>
      <text:p text:style-name="Standard"><text:s text:c="8"/>setContentView(R.layout.activity_register);</text:p>
      <text:p text:style-name="Standard"/>
      <text:p text:style-name="Standard"><text:s text:c="8"/>name = findViewById(R.id.name);</text:p>
      <text:p text:style-name="Standard"><text:s text:c="8"/>email = findViewById(R.id.email);</text:p>
      <text:p text:style-name="Standard"><text:s text:c="8"/>password = findViewById(R.id.password);</text:p>
      <text:p text:style-name="Standard"><text:s text:c="8"/>registerBtn = findViewById(R.id.registerBtn);</text:p>
      <text:p text:style-name="Standard"><text:s text:c="8"/>prefs = getSharedPreferences("UserPrefs", MODE_PRIVATE);</text:p>
      <text:p text:style-name="Standard"/>
      <text:p text:style-name="Standard"><text:s text:c="8"/>registerBtn.setOnClickListener(v -&gt; {</text:p>
      <text:p text:style-name="Standard"><text:s text:c="12"/>SharedPreferences.Editor editor = prefs.edit();</text:p>
      <text:p text:style-name="Standard"><text:s text:c="12"/>editor.putString("name", name.getText().toString());</text:p>
      <text:p text:style-name="Standard"><text:s text:c="12"/>editor.putString("email", email.getText().toString());</text:p>
      <text:p text:style-name="Standard"><text:s text:c="12"/>editor.putString("password", password.getText().toString());</text:p>
      <text:p text:style-name="Standard"><text:s text:c="12"/>editor.putFloat("balance", 10000);</text:p>
      <text:p text:style-name="Standard"><text:s text:c="12"/>editor.apply();</text:p>
      <text:p text:style-name="Standard"><text:s text:c="12"/>startActivity(new Intent(RegisterActivity.this, MainActivity.class));</text:p>
      <text:p text:style-name="Standard"><text:s text:c="8"/>});</text:p>
      <text:p text:style-name="Standard"><text:s text:c="4"/>}</text:p>
      <text:p text:style-name="Standard">}</text:p>
      <text:p text:style-name="Standard"/>
      <text:p text:style-name="Standard">// activity_register.xml</text:p>
      <text:p text:style-name="Standard"><text:soft-page-break/>&lt;?xml version="1.0" encoding="utf-8"?&gt;</text:p>
      <text:p text:style-name="Standard">&lt;LinearLayout xmlns:android="http://schemas.android.com/apk/res/android"</text:p>
      <text:p text:style-name="Standard"><text:s text:c="4"/>android:layout_width="match_parent"</text:p>
      <text:p text:style-name="Standard"><text:s text:c="4"/>android:layout_height="match_parent"</text:p>
      <text:p text:style-name="Standard"><text:s text:c="4"/>android:orientation="vertical"</text:p>
      <text:p text:style-name="Standard"><text:s text:c="4"/>android:padding="20dp"&gt;</text:p>
      <text:p text:style-name="Standard"/>
      <text:p text:style-name="Standard"><text:s text:c="4"/>&lt;EditText</text:p>
      <text:p text:style-name="Standard"><text:s text:c="8"/>android:id="@+id/name"</text:p>
      <text:p text:style-name="Standard"><text:s text:c="8"/>android:layout_width="match_parent"</text:p>
      <text:p text:style-name="Standard"><text:s text:c="8"/>android:layout_height="wrap_content"</text:p>
      <text:p text:style-name="Standard"><text:s text:c="8"/>android:hint="Full Name" /&gt;</text:p>
      <text:p text:style-name="Standard"/>
      <text:p text:style-name="Standard"><text:s text:c="4"/>&lt;EditText</text:p>
      <text:p text:style-name="Standard"><text:s text:c="8"/>android:id="@+id/email"</text:p>
      <text:p text:style-name="Standard"><text:s text:c="8"/>android:layout_width="match_parent"</text:p>
      <text:p text:style-name="Standard"><text:s text:c="8"/>android:layout_height="wrap_content"</text:p>
      <text:p text:style-name="Standard"><text:s text:c="8"/>android:hint="Email" /&gt;</text:p>
      <text:p text:style-name="Standard"/>
      <text:p text:style-name="Standard"><text:s text:c="4"/>&lt;EditText</text:p>
      <text:p text:style-name="Standard"><text:s text:c="8"/>android:id="@+id/password"</text:p>
      <text:p text:style-name="Standard"><text:s text:c="8"/>android:layout_width="match_parent"</text:p>
      <text:p text:style-name="Standard"><text:s text:c="8"/>android:layout_height="wrap_content"</text:p>
      <text:p text:style-name="Standard"><text:s text:c="8"/>android:hint="Password"</text:p>
      <text:p text:style-name="Standard"><text:s text:c="8"/>android:inputType="textPassword" /&gt;</text:p>
      <text:p text:style-name="Standard"/>
      <text:p text:style-name="Standard"><text:s text:c="4"/>&lt;Button</text:p>
      <text:p text:style-name="Standard"><text:s text:c="8"/>android:id="@+id/registerBtn"</text:p>
      <text:p text:style-name="Standard"><text:s text:c="8"/>android:layout_width="match_parent"</text:p>
      <text:p text:style-name="Standard"><text:s text:c="8"/>android:layout_height="wrap_content"</text:p>
      <text:p text:style-name="Standard"><text:s text:c="8"/>android:text="Register" /&gt;</text:p>
      <text:p text:style-name="Standard">&lt;/LinearLayout&gt;</text:p>
      <text:p text:style-name="Standard"/>
      <text:p text:style-name="Standard">// DashboardActivity.java</text:p>
      <text:p text:style-name="Standard">public class DashboardActivity extends AppCompatActivity {</text:p>
      <text:p text:style-name="Standard"><text:s text:c="4"/>TextView welcome, balance;</text:p>
      <text:p text:style-name="Standard"><text:s text:c="4"/>Button depositBtn, withdrawBtn, historyBtn, logoutBtn;</text:p>
      <text:p text:style-name="Standard"><text:s text:c="4"/>SharedPreferences prefs;</text:p>
      <text:p text:style-name="Standard"/>
      <text:p text:style-name="Standard"><text:s text:c="4"/>@Override</text:p>
      <text:p text:style-name="Standard"><text:s text:c="4"/>protected void onCreate(Bundle savedInstanceState) {</text:p>
      <text:p text:style-name="Standard"><text:s text:c="8"/>super.onCreate(savedInstanceState);</text:p>
      <text:p text:style-name="Standard"><text:s text:c="8"/>setContentView(R.layout.activity_dashboard);</text:p>
      <text:p text:style-name="Standard"/>
      <text:p text:style-name="Standard"><text:s text:c="8"/>welcome = findViewById(R.id.welcome);</text:p>
      <text:p text:style-name="Standard"><text:s text:c="8"/>balance = findViewById(R.id.balance);</text:p>
      <text:p text:style-name="Standard"><text:s text:c="8"/>depositBtn = findViewById(R.id.depositBtn);</text:p>
      <text:p text:style-name="Standard"><text:s text:c="8"/>withdrawBtn = findViewById(R.id.withdrawBtn);</text:p>
      <text:p text:style-name="Standard"><text:s text:c="8"/>historyBtn = findViewById(R.id.historyBtn);</text:p>
      <text:p text:style-name="Standard"><text:soft-page-break/><text:s text:c="8"/>logoutBtn = findViewById(R.id.logoutBtn);</text:p>
      <text:p text:style-name="Standard"><text:s text:c="8"/>prefs = getSharedPreferences("UserPrefs", MODE_PRIVATE);</text:p>
      <text:p text:style-name="Standard"/>
      <text:p text:style-name="Standard"><text:s text:c="8"/>String name = prefs.getString("name", "");</text:p>
      <text:p text:style-name="Standard"><text:s text:c="8"/>float bal = prefs.getFloat("balance", 0);</text:p>
      <text:p text:style-name="Standard"/>
      <text:p text:style-name="Standard"><text:s text:c="8"/>welcome.setText("Welcome, " + name);</text:p>
      <text:p text:style-name="Standard"><text:s text:c="8"/>balance.setText("Balance: KES " + bal);</text:p>
      <text:p text:style-name="Standard"/>
      <text:p text:style-name="Standard"><text:s text:c="8"/>depositBtn.setOnClickListener(v -&gt; startActivity(new Intent(this, DepositActivity.class)));</text:p>
      <text:p text:style-name="Standard"><text:s text:c="8"/>withdrawBtn.setOnClickListener(v -&gt; startActivity(new Intent(this, WithdrawActivity.class)));</text:p>
      <text:p text:style-name="Standard"><text:s text:c="8"/>historyBtn.setOnClickListener(v -&gt; startActivity(new Intent(this, HistoryActivity.class)));</text:p>
      <text:p text:style-name="Standard"><text:s text:c="8"/>logoutBtn.setOnClickListener(v -&gt; startActivity(new Intent(this, MainActivity.class)));</text:p>
      <text:p text:style-name="Standard"><text:s text:c="4"/>}</text:p>
      <text:p text:style-name="Standard">}</text:p>
      <text:p text:style-name="Standard"/>
      <text:p text:style-name="Standard">// activity_dashboard.xml</text:p>
      <text:p text:style-name="Standard">&lt;?xml version="1.0" encoding="utf-8"?&gt;</text:p>
      <text:p text:style-name="Standard">&lt;LinearLayout xmlns:android="http://schemas.android.com/apk/res/android"</text:p>
      <text:p text:style-name="Standard"><text:s text:c="4"/>android:layout_width="match_parent"</text:p>
      <text:p text:style-name="Standard"><text:s text:c="4"/>android:layout_height="match_parent"</text:p>
      <text:p text:style-name="Standard"><text:s text:c="4"/>android:orientation="vertical"</text:p>
      <text:p text:style-name="Standard"><text:s text:c="4"/>android:padding="20dp"&gt;</text:p>
      <text:p text:style-name="Standard"/>
      <text:p text:style-name="Standard"><text:s text:c="4"/>&lt;TextView</text:p>
      <text:p text:style-name="Standard"><text:s text:c="8"/>android:id="@+id/welcome"</text:p>
      <text:p text:style-name="Standard"><text:s text:c="8"/>android:layout_width="wrap_content"</text:p>
      <text:p text:style-name="Standard"><text:s text:c="8"/>android:layout_height="wrap_content"</text:p>
      <text:p text:style-name="Standard"><text:s text:c="8"/>android:text="Welcome"</text:p>
      <text:p text:style-name="Standard"><text:s text:c="8"/>android:textSize="18sp"</text:p>
      <text:p text:style-name="Standard"><text:s text:c="8"/>android:textStyle="bold" /&gt;</text:p>
      <text:p text:style-name="Standard"/>
      <text:p text:style-name="Standard"><text:s text:c="4"/>&lt;TextView</text:p>
      <text:p text:style-name="Standard"><text:s text:c="8"/>android:id="@+id/balance"</text:p>
      <text:p text:style-name="Standard"><text:s text:c="8"/>android:layout_width="wrap_content"</text:p>
      <text:p text:style-name="Standard"><text:s text:c="8"/>android:layout_height="wrap_content"</text:p>
      <text:p text:style-name="Standard"><text:s text:c="8"/>android:text="Balance: KES 0" /&gt;</text:p>
      <text:p text:style-name="Standard"/>
      <text:p text:style-name="Standard"><text:s text:c="4"/>&lt;Button</text:p>
      <text:p text:style-name="Standard"><text:s text:c="8"/>android:id="@+id/depositBtn"</text:p>
      <text:p text:style-name="Standard"><text:s text:c="8"/>android:layout_width="match_parent"</text:p>
      <text:p text:style-name="Standard"><text:s text:c="8"/>android:layout_height="wrap_content"</text:p>
      <text:p text:style-name="Standard"><text:s text:c="8"/>android:text="Deposit" /&gt;</text:p>
      <text:p text:style-name="Standard"/>
      <text:p text:style-name="Standard"><text:s text:c="4"/>&lt;Button</text:p>
      <text:p text:style-name="Standard"><text:s text:c="8"/>android:id="@+id/withdrawBtn"</text:p>
      <text:p text:style-name="Standard"><text:s text:c="8"/>android:layout_width="match_parent"</text:p>
      <text:p text:style-name="Standard"><text:s text:c="8"/>android:layout_height="wrap_content"</text:p>
      <text:p text:style-name="Standard"><text:s text:c="8"/>android:text="Withdraw" /&gt;</text:p>
      <text:p text:style-name="Standard"><text:soft-page-break/></text:p>
      <text:p text:style-name="Standard"><text:s text:c="4"/>&lt;Button</text:p>
      <text:p text:style-name="Standard"><text:s text:c="8"/>android:id="@+id/historyBtn"</text:p>
      <text:p text:style-name="Standard"><text:s text:c="8"/>android:layout_width="match_parent"</text:p>
      <text:p text:style-name="Standard"><text:s text:c="8"/>android:layout_height="wrap_content"</text:p>
      <text:p text:style-name="Standard"><text:s text:c="8"/>android:text="Transaction History" /&gt;</text:p>
      <text:p text:style-name="Standard"/>
      <text:p text:style-name="Standard"><text:s text:c="4"/>&lt;Button</text:p>
      <text:p text:style-name="Standard"><text:s text:c="8"/>android:id="@+id/logoutBtn"</text:p>
      <text:p text:style-name="Standard"><text:s text:c="8"/>android:layout_width="match_parent"</text:p>
      <text:p text:style-name="Standard"><text:s text:c="8"/>android:layout_height="wrap_content"</text:p>
      <text:p text:style-name="Standard"><text:s text:c="8"/>android:text="Logout" /&gt;</text:p>
      <text:p text:style-name="Standard">&lt;/LinearLayout&gt;</text:p>
      <text:p text:style-name="Standard"/>
      <text:p text:style-name="Standard">// DepositActivity.java</text:p>
      <text:p text:style-name="Standard">public class DepositActivity extends AppCompatActivity {</text:p>
      <text:p text:style-name="Standard"><text:s text:c="4"/>EditText amountInput;</text:p>
      <text:p text:style-name="Standard"><text:s text:c="4"/>Button depositBtn;</text:p>
      <text:p text:style-name="Standard"><text:s text:c="4"/>SharedPreferences prefs;</text:p>
      <text:p text:style-name="Standard"/>
      <text:p text:style-name="Standard"><text:s text:c="4"/>@Override</text:p>
      <text:p text:style-name="Standard"><text:s text:c="4"/>protected void onCreate(Bundle savedInstanceState) {</text:p>
      <text:p text:style-name="Standard"><text:s text:c="8"/>super.onCreate(savedInstanceState);</text:p>
      <text:p text:style-name="Standard"><text:s text:c="8"/>setContentView(R.layout.activity_deposit);</text:p>
      <text:p text:style-name="Standard"/>
      <text:p text:style-name="Standard"><text:s text:c="8"/>amountInput = findViewById(R.id.amountInput);</text:p>
      <text:p text:style-name="Standard"><text:s text:c="8"/>depositBtn = findViewById(R.id.depositBtn);</text:p>
      <text:p text:style-name="Standard"><text:s text:c="8"/>prefs = getSharedPreferences("UserPrefs", MODE_PRIVATE);</text:p>
      <text:p text:style-name="Standard"/>
      <text:p text:style-name="Standard"><text:s text:c="8"/>depositBtn.setOnClickListener(v -&gt; {</text:p>
      <text:p text:style-name="Standard"><text:s text:c="12"/>float currentBal = prefs.getFloat("balance", 0);</text:p>
      <text:p text:style-name="Standard"><text:s text:c="12"/>float deposit = Float.parseFloat(amountInput.getText().toString());</text:p>
      <text:p text:style-name="Standard"><text:s text:c="12"/>currentBal += deposit;</text:p>
      <text:p text:style-name="Standard"><text:s text:c="12"/>SharedPreferences.Editor editor = prefs.edit();</text:p>
      <text:p text:style-name="Standard"><text:s text:c="12"/>editor.putFloat("balance", currentBal);</text:p>
      <text:p text:style-name="Standard"><text:s text:c="12"/>editor.apply();</text:p>
      <text:p text:style-name="Standard"><text:s text:c="12"/>Toast.makeText(this, "Deposited KES " + deposit, Toast.LENGTH_SHORT).show();</text:p>
      <text:p text:style-name="Standard"><text:s text:c="12"/>finish();</text:p>
      <text:p text:style-name="Standard"><text:s text:c="8"/>});</text:p>
      <text:p text:style-name="Standard"><text:s text:c="4"/>}</text:p>
      <text:p text:style-name="Standard">}</text:p>
      <text:p text:style-name="Standard"/>
      <text:p text:style-name="Standard">// activity_deposit.xml</text:p>
      <text:p text:style-name="Standard">&lt;?xml version="1.0" encoding="utf-8"?&gt;</text:p>
      <text:p text:style-name="Standard">&lt;LinearLayout xmlns:android="http://schemas.android.com/apk/res/android"</text:p>
      <text:p text:style-name="Standard"><text:s text:c="4"/>android:layout_width="match_parent"</text:p>
      <text:p text:style-name="Standard"><text:s text:c="4"/>android:layout_height="match_parent"</text:p>
      <text:p text:style-name="Standard"><text:s text:c="4"/>android:orientation="vertical"</text:p>
      <text:p text:style-name="Standard"><text:s text:c="4"/>android:padding="20dp"&gt;</text:p>
      <text:p text:style-name="Standard"><text:soft-page-break/></text:p>
      <text:p text:style-name="Standard"><text:s text:c="4"/>&lt;EditText</text:p>
      <text:p text:style-name="Standard"><text:s text:c="8"/>android:id="@+id/amountInput"</text:p>
      <text:p text:style-name="Standard"><text:s text:c="8"/>android:layout_width="match_parent"</text:p>
      <text:p text:style-name="Standard"><text:s text:c="8"/>android:layout_height="wrap_content"</text:p>
      <text:p text:style-name="Standard"><text:s text:c="8"/>android:hint="Enter Amount"</text:p>
      <text:p text:style-name="Standard"><text:s text:c="8"/>android:inputType="numberDecimal" /&gt;</text:p>
      <text:p text:style-name="Standard"/>
      <text:p text:style-name="Standard"><text:s text:c="4"/>&lt;Button</text:p>
      <text:p text:style-name="Standard"><text:s text:c="8"/>android:id="@+id/depositBtn"</text:p>
      <text:p text:style-name="Standard"><text:s text:c="8"/>android:layout_width="match_parent"</text:p>
      <text:p text:style-name="Standard"><text:s text:c="8"/>android:layout_height="wrap_content"</text:p>
      <text:p text:style-name="Standard"><text:s text:c="8"/>android:text="Deposit" /&gt;</text:p>
      <text:p text:style-name="Standard">&lt;/LinearLayout&gt;</text:p>
      <text:p text:style-name="Standard"/>
      <text:p text:style-name="Standard">// HistoryActivity.java</text:p>
      <text:p text:style-name="Standard">public class HistoryActivity extends AppCompatActivity {</text:p>
      <text:p text:style-name="Standard"><text:s text:c="4"/>@Override</text:p>
      <text:p text:style-name="Standard"><text:s text:c="4"/>protected void onCreate(Bundle savedInstanceState) {</text:p>
      <text:p text:style-name="Standard"><text:s text:c="8"/>super.onCreate(savedInstanceState);</text:p>
      <text:p text:style-name="Standard"><text:s text:c="8"/>Toast.makeText(this, "Transaction History Coming Soon...", Toast.LENGTH_LONG).show();</text:p>
      <text:p text:style-name="Standard"><text:s text:c="8"/>finish();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15:30:14.063375924</meta:creation-date>
    <dc:date>2025-07-10T15:30:44.277038988</dc:date>
    <meta:editing-duration>PT31S</meta:editing-duration>
    <meta:editing-cycles>1</meta:editing-cycles>
    <meta:document-statistic meta:table-count="0" meta:image-count="0" meta:object-count="0" meta:page-count="6" meta:paragraph-count="229" meta:word-count="474" meta:character-count="8883" meta:non-whitespace-character-count="7190"/>
    <meta:generator>LibreOffice/7.3.7.2$Linux_X86_64 LibreOffice_project/30$Build-2</meta:generator>
  </office:meta>
</office:document-meta>
</file>